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Ceu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 draw:start-line-spacing-horizontal="0cm" draw:start-line-spacing-vertical="0cm"/>
    </style:style>
    <style:style style:name="gr3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gradient" draw:fill-gradient-name="Ceu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14cm" svg:height="1.08cm" svg:x="2.661cm" svg:y="0cm">
          <text:p text:style-name="P1"><text:span text:style-name="T1">Interrup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39cm" svg:height="1.08cm" svg:x="0.022cm" svg:y="1.7cm">
          <text:p text:style-name="P1"><text:span text:style-name="T1">Salvar variáveis do</text:span></text:p>
          <text:p text:style-name="P1"><text:span text:style-name="T1">processo corr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39cm" svg:height="1.08cm" svg:x="4.261cm" svg:y="1.7cm">
          <text:p text:style-name="P1"><text:span text:style-name="T1">Calculo do CRC do </text:span></text:p>
          <text:p text:style-name="P1"><text:span text:style-name="T1">processo corr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239cm" svg:height="1.08cm" svg:x="4.261cm" svg:y="3.4cm">
          <text:p text:style-name="P1"><text:span text:style-name="T1">Carregamento do</text:span></text:p>
          <text:p text:style-name="P1"><text:span text:style-name="T1">próximo proces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62cm" svg:height="2.159cm" svg:x="0.331cm" svg:y="5.2cm">
          <text:p text:style-name="P1"><text:span text:style-name="T1">CRC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314cm" svg:height="1.08cm" svg:x="2.661cm" svg:y="7.82cm">
          <text:p text:style-name="P1"><text:span text:style-name="T1">Fim da</text:span></text:p>
          <text:p text:style-name="P1"><text:span text:style-name="T1">interrup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24cm" svg:height="1.08cm" svg:x="0.021cm" svg:y="3.4cm">
          <text:p text:style-name="P1"><text:span text:style-name="T1">Calculo do CRC do </text:span></text:p>
          <text:p text:style-name="P1"><text:span text:style-name="T1">próximo processo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draw:line-skew="-0.66cm" svg:x1="2.661cm" svg:y1="0.54cm" svg:x2="1.641cm" svg:y2="1.7cm" draw:start-shape="id1" draw:start-glue-point="3" draw:end-shape="id2" draw:end-glue-point="0" svg:d="m2661 540h-661l-359 659v501" svg:viewBox="0 0 1021 1161">
          <text:p/>
        </draw:connector>
        <draw:connector draw:style-name="gr3" draw:text-style-name="P2" draw:layer="layout" draw:type="lines" svg:x1="3.261cm" svg:y1="2.24cm" svg:x2="4.261cm" svg:y2="2.24cm" draw:start-shape="id2" draw:start-glue-point="1" draw:end-shape="id3" svg:d="m3261 2240h500-2 502" svg:viewBox="0 0 1001 1">
          <text:p/>
        </draw:connector>
        <draw:connector draw:style-name="gr3" draw:text-style-name="P2" draw:layer="layout" draw:type="lines" svg:x1="5.88cm" svg:y1="2.78cm" svg:x2="5.88cm" svg:y2="3.4cm" draw:start-shape="id3" draw:start-glue-point="2" draw:end-shape="id4" svg:d="m5880 2780v501-382 501" svg:viewBox="0 0 1 621">
          <text:p/>
        </draw:connector>
        <draw:connector draw:style-name="gr3" draw:text-style-name="P2" draw:layer="layout" draw:type="lines" svg:x1="4.261cm" svg:y1="3.94cm" svg:x2="3.261cm" svg:y2="3.94cm" draw:start-shape="id4" draw:end-shape="id5" svg:d="m4261 3940h-502 3-501" svg:viewBox="0 0 1001 1">
          <text:p/>
        </draw:connector>
        <draw:connector draw:style-name="gr2" draw:text-style-name="P2" draw:layer="layout" draw:type="lines" svg:x1="1.641cm" svg:y1="4.48cm" svg:x2="1.641cm" svg:y2="5.2cm" draw:start-shape="id5" draw:start-glue-point="2" draw:end-shape="id6" draw:end-glue-point="4" svg:d="m1641 4480v1 217 502" svg:viewBox="0 0 1 721">
          <text:p/>
        </draw:connector>
        <draw:connector draw:style-name="gr4" draw:text-style-name="P2" draw:layer="layout" draw:type="lines" svg:x1="1.641cm" svg:y1="7.359cm" svg:x2="2.661cm" svg:y2="8.36cm" draw:start-shape="id6" draw:start-glue-point="6" draw:end-shape="id7" svg:d="m1641 7359v501l519 500h501" svg:viewBox="0 0 1021 1002">
          <text:p text:style-name="P1"><text:span text:style-name="T1">Sim</text:span></text:p>
        </draw:connector>
        <draw:custom-shape draw:style-name="gr1" draw:text-style-name="P2" xml:id="id8" draw:id="id8" draw:layer="layout" svg:width="3.24cm" svg:height="1.08cm" svg:x="4.221cm" svg:y="5.739cm">
          <text:p text:style-name="P1"><text:span text:style-name="T1">Inicia recuperação</text:span></text:p>
          <text:p text:style-name="P1"><text:span text:style-name="T1">do processo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2.951cm" svg:y1="6.28cm" svg:x2="4.221cm" svg:y2="6.279cm" draw:start-shape="id6" draw:start-glue-point="7" draw:end-shape="id8" draw:end-glue-point="3" svg:d="m2951 6280h502l267-1h501" svg:viewBox="0 0 1271 2">
          <text:p text:style-name="P1"><text:span text:style-name="T1">Não <text:s text:c="2"/></text:span></text:p>
          <text:p text:style-name="P1"><text:span text:style-name="T1"/></text:p>
        </draw:connector>
        <draw:connector draw:style-name="gr3" draw:text-style-name="P2" draw:layer="layout" draw:type="lines" svg:x1="5.841cm" svg:y1="6.819cm" svg:x2="4.975cm" svg:y2="8.36cm" draw:start-shape="id8" draw:start-glue-point="2" draw:end-shape="id7" svg:d="m5841 6819v501l-365 1040h-501" svg:viewBox="0 0 867 1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eu" draw:style="linear" draw:start-color="#729fcf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6</meta:editing-cycles>
    <meta:generator>LibreOffice/4.1.2.3$Windows_x86 LibreOffice_project/40b2d7fde7e8d2d7bc5a449dc65df4d08a7dd38</meta:generator>
    <dc:date>2013-10-26T19:37:47.558000000</dc:date>
    <meta:document-statistic meta:object-count="16"/>
  </office:meta>
</office:document-meta>
</file>